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.0" office:value-type="float"/>
          <table:table-cell office:value="1.6912445565090668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761101637953868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.0" office:value-type="float"/>
          <table:table-cell office:value="1.702069850259438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.0" office:value-type="float"/>
          <table:table-cell office:value="1.7283282041779333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.0" office:value-type="float"/>
          <table:table-cell office:value="1.6884720361184837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.0" office:value-type="float"/>
          <table:table-cell office:value="1.658455251130452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.0" office:value-type="float"/>
          <table:table-cell office:value="0.0" office:value-type="float"/>
          <table:table-cell office:value="1.6357333516198427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.0" office:value-type="float"/>
          <table:table-cell office:value="1.7196168868427186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.0" office:value-type="float"/>
          <table:table-cell office:value="1.6549897384993135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.0" office:value-type="float"/>
          <table:table-cell office:value="1.7183017231583446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.0" office:value-type="float"/>
          <table:table-cell office:value="1.731689877335761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.0" office:value-type="float"/>
          <table:table-cell office:value="1.7440571735324335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.0" office:value-type="float"/>
          <table:table-cell office:value="1.6658198831019206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.0" office:value-type="float"/>
          <table:table-cell office:value="1.6895737084304832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.0" office:value-type="float"/>
          <table:table-cell office:value="1.6575753826474822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.0" office:value-type="float"/>
          <table:table-cell office:value="1.716068262078889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.0" office:value-type="float"/>
          <table:table-cell office:value="1.713333073018055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.0" office:value-type="float"/>
          <table:table-cell office:value="1.7089951961003793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.0" office:value-type="float"/>
          <table:table-cell office:value="1.7229529062234374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.0" office:value-type="float"/>
          <table:table-cell office:value="1.702484698111036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.0" office:value-type="float"/>
          <table:table-cell office:value="1.7252624481039713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.0" office:value-type="float"/>
          <table:table-cell office:value="1.67703659323841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.0" office:value-type="float"/>
          <table:table-cell office:value="1.6505179784764739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.0" office:value-type="float"/>
          <table:table-cell office:value="1.7038477006238202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.0" office:value-type="float"/>
          <table:table-cell office:value="1.7166149698389714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.0" office:value-type="float"/>
          <table:table-cell office:value="1.675537769627981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.0" office:value-type="float"/>
          <table:table-cell office:value="0.0" office:value-type="float"/>
          <table:table-cell office:value="1.698901431842584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.0" office:value-type="float"/>
          <table:table-cell office:value="1.7213449782701744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.0" office:value-type="float"/>
          <table:table-cell office:value="1.6797537017065651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.0" office:value-type="float"/>
          <table:table-cell office:value="1.7130670122394165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.0" office:value-type="float"/>
          <table:table-cell office:value="1.697554853087049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.0" office:value-type="float"/>
          <table:table-cell office:value="0.22471824127478285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.0" office:value-type="float"/>
          <table:table-cell office:value="1.6828879286670269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.0" office:value-type="float"/>
          <table:table-cell office:value="1.6461723591405437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1537722926937778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.0" office:value-type="float"/>
          <table:table-cell office:value="0.0" office:value-type="float"/>
          <table:table-cell office:value="1.6826029493965817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.0" office:value-type="float"/>
          <table:table-cell office:value="1.7095970702128447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.0" office:value-type="float"/>
          <table:table-cell office:value="0.2411948584165682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.0" office:value-type="float"/>
          <table:table-cell office:value="1.6967702004872558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.0" office:value-type="float"/>
          <table:table-cell office:value="1.7122865980621411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.0" office:value-type="float"/>
          <table:table-cell office:value="1.6765553909367819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379985228725783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.0" office:value-type="float"/>
          <table:table-cell office:value="1.6982056158826513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.0" office:value-type="float"/>
          <table:table-cell office:value="1.708894643568191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.0" office:value-type="float"/>
          <table:table-cell office:value="1.7002366300202854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19300187113027506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590834538939427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13823173247627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.0" office:value-type="float"/>
          <table:table-cell office:value="1.7084789852071693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.0" office:value-type="float"/>
          <table:table-cell office:value="1.7005193477856664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.0" office:value-type="float"/>
          <table:table-cell office:value="0.21897861469683344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562508346218485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.0" office:value-type="float"/>
          <table:table-cell office:value="1.7060842615095684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.0" office:value-type="float"/>
          <table:table-cell office:value="1.7191672931277697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.0" office:value-type="float"/>
          <table:table-cell office:value="1.748808382911981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.0" office:value-type="float"/>
          <table:table-cell office:value="1.6945280388331236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.0" office:value-type="float"/>
          <table:table-cell office:value="1.6922699716709018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.0" office:value-type="float"/>
          <table:table-cell office:value="1.7021139003928956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.0" office:value-type="float"/>
          <table:table-cell office:value="1.7188040656192636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.0" office:value-type="float"/>
          <table:table-cell office:value="1.7195933401571417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.0" office:value-type="float"/>
          <table:table-cell office:value="1.696505922805253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.0" office:value-type="float"/>
          <table:table-cell office:value="1.7030384414556645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.0" office:value-type="float"/>
          <table:table-cell office:value="1.71293383328589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17T20:40:34.257200</meta:creation-date>
    <dc:date>2019-05-17T20:40:34.278756</dc:date>
    <meta:generator>http://pypi.python.org/pypi/ezodf/0.1.0$Python3.6.7 (default, Oct 22 2018, 11:32:17) 
[GCC 8.2.0]</meta:generator>
    <meta:document-statistic/>
    <meta:editing-cycles>1</meta:editing-cycles>
  </office:meta>
</office:document-meta>
</file>